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ncludes only Sepsis text based prediction web-application</text:p>
      <text:p text:style-name="Normal">Frontend</text:p>
      <text:p text:style-name="Normal"><text:s/>* Structure: HTML (Standard)</text:p>
      <text:p text:style-name="Normal"><text:s/>* Style: CSS / Sass</text:p>
      <text:p text:style-name="Normal"><text:s/>* Logic: JavaScript / TypeScript</text:p>
      <text:p text:style-name="Normal"><text:s/>* Framework: React / Angular / Vue</text:p>
      <text:p text:style-name="Normal">Backend</text:p>
      <text:p text:style-name="Normal"><text:s/>* Language: Python / Node.js / Java</text:p>
      <text:p text:style-name="Normal"><text:s/>* Framework: Django / Express / Spring</text:p>
      <text:p text:style-name="Normal"><text:s/>* API: REST / GraphQL</text:p>
      <text:p text:style-name="Normal">Database</text:p>
      <text:p text:style-name="Normal"><text:s/>* Relational: PostgreSQL / MySQL</text:p>
      <text:p text:style-name="Normal"><text:s/>* Non-Relational: MongoDB / Redis</text:p>
      <text:p text:style-name="Normal">Deployment</text:p>
      <text:p text:style-name="Normal"><text:s/>* Cloud: AWS / GCP / Azure</text:p>
      <text:p text:style-name="Normal"><text:s/>* Container: Docker / Podman</text:p>
      <text:p text:style-name="Normal"><text:s/>* Server: Nginx / Apache</text:p>
      <text:p text:style-name="Normal">Tools</text:p>
      <text:p text:style-name="Normal"><text:s/>* Version-Control: Git (Standard) / SVN (Legac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reyash Dhirde</meta:initial-creator>
    <dc:creator>Shereyash Dhirde</dc:creator>
    <meta:creation-date>2025-08-25T04:53:00Z</meta:creation-date>
    <dc:date>2025-08-25T04:53:00Z</dc:date>
    <meta:template xlink:href="Normal.dotm" xlink:type="simple"/>
    <meta:editing-cycles>2</meta:editing-cycles>
    <meta:editing-duration>PT60S</meta:editing-duration>
    <meta:document-statistic meta:page-count="1" meta:paragraph-count="1" meta:word-count="79" meta:character-count="530" meta:row-count="3" meta:non-whitespace-character-count="452"/>
  </office:meta>
</office:document-meta>
</file>